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 1 Uni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gurd</text:p>
          </table:table-cell>
          <table:table-cell table:formula="of:=COM.MICROSOFT.CONCAT(&quot;&quot;;[.B2];&quot;: { &quot;&quot;index&quot;&quot;: &quot;;[.A2];&quot;, }, &quot;)" office:value-type="string" office:string-value="Sigurd: { &quot;index&quot;: 0, }, " calcext:value-type="string">
            <text:p>Sigurd: { "index": 0, }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ish</text:p>
          </table:table-cell>
          <table:table-cell table:formula="of:=COM.MICROSOFT.CONCAT(&quot;&quot;;[.B3];&quot;: { &quot;&quot;index&quot;&quot;: &quot;;[.A3];&quot;, }, &quot;)" office:value-type="string" office:string-value="Noish: { &quot;index&quot;: 1, }, " calcext:value-type="string">
            <text:p>Noish: { "index": 1, }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c</text:p>
          </table:table-cell>
          <table:table-cell table:formula="of:=COM.MICROSOFT.CONCAT(&quot;&quot;;[.B4];&quot;: { &quot;&quot;index&quot;&quot;: &quot;;[.A4];&quot;, }, &quot;)" office:value-type="string" office:string-value="Alec: { &quot;index&quot;: 2, }, " calcext:value-type="string">
            <text:p>Alec: { "index": 2, }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den</text:p>
          </table:table-cell>
          <table:table-cell table:formula="of:=COM.MICROSOFT.CONCAT(&quot;&quot;;[.B5];&quot;: { &quot;&quot;index&quot;&quot;: &quot;;[.A5];&quot;, }, &quot;)" office:value-type="string" office:string-value="Arden: { &quot;index&quot;: 3, }, " calcext:value-type="string">
            <text:p>Arden: { "index": 3, }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zel</text:p>
          </table:table-cell>
          <table:table-cell table:formula="of:=COM.MICROSOFT.CONCAT(&quot;&quot;;[.B6];&quot;: { &quot;&quot;index&quot;&quot;: &quot;;[.A6];&quot;, }, &quot;)" office:value-type="string" office:string-value="Azel: { &quot;index&quot;: 4, }, " calcext:value-type="string">
            <text:p>Azel: { "index": 4, }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x</text:p>
          </table:table-cell>
          <table:table-cell table:formula="of:=COM.MICROSOFT.CONCAT(&quot;&quot;;[.B7];&quot;: { &quot;&quot;index&quot;&quot;: &quot;;[.A7];&quot;, }, &quot;)" office:value-type="string" office:string-value="Lex: { &quot;index&quot;: 5, }, " calcext:value-type="string">
            <text:p>Lex: { "index": 5, }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an</text:p>
          </table:table-cell>
          <table:table-cell table:formula="of:=COM.MICROSOFT.CONCAT(&quot;&quot;;[.B8];&quot;: { &quot;&quot;index&quot;&quot;: &quot;;[.A8];&quot;, }, &quot;)" office:value-type="string" office:string-value="Quan: { &quot;index&quot;: 6, }, " calcext:value-type="string">
            <text:p>Quan: { "index": 6, }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n</text:p>
          </table:table-cell>
          <table:table-cell table:formula="of:=COM.MICROSOFT.CONCAT(&quot;&quot;;[.B9];&quot;: { &quot;&quot;index&quot;&quot;: &quot;;[.A9];&quot;, }, &quot;)" office:value-type="string" office:string-value="Finn: { &quot;index&quot;: 7, }, " calcext:value-type="string">
            <text:p>Finn: { "index": 7, }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lyn</text:p>
          </table:table-cell>
          <table:table-cell table:formula="of:=COM.MICROSOFT.CONCAT(&quot;&quot;;[.B10];&quot;: { &quot;&quot;index&quot;&quot;: &quot;;[.A10];&quot;, }, &quot;)" office:value-type="string" office:string-value="Ethlyn: { &quot;index&quot;: 8, }, " calcext:value-type="string">
            <text:p>Ethlyn: { "index": 8, }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r</text:p>
          </table:table-cell>
          <table:table-cell table:formula="of:=COM.MICROSOFT.CONCAT(&quot;&quot;;[.B11];&quot;: { &quot;&quot;index&quot;&quot;: &quot;;[.A11];&quot;, }, &quot;)" office:value-type="string" office:string-value="Midir: { &quot;index&quot;: 9, }, " calcext:value-type="string">
            <text:p>Midir: { "index": 9, 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yra</text:p>
          </table:table-cell>
          <table:table-cell table:formula="of:=COM.MICROSOFT.CONCAT(&quot;&quot;;[.B12];&quot;: { &quot;&quot;index&quot;&quot;: &quot;;[.A12];&quot;, }, &quot;)" office:value-type="string" office:string-value="Ayra: { &quot;index&quot;: 10, }, " calcext:value-type="string">
            <text:p>Ayra: { "index": 10, }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deen</text:p>
          </table:table-cell>
          <table:table-cell table:formula="of:=COM.MICROSOFT.CONCAT(&quot;&quot;;[.B13];&quot;: { &quot;&quot;index&quot;&quot;: &quot;;[.A13];&quot;, }, &quot;)" office:value-type="string" office:string-value="Aideen: { &quot;index&quot;: 11, }, " calcext:value-type="string">
            <text:p>Aideen: { "index": 11, }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w</text:p>
          </table:table-cell>
          <table:table-cell table:formula="of:=COM.MICROSOFT.CONCAT(&quot;&quot;;[.B14];&quot;: { &quot;&quot;index&quot;&quot;: &quot;;[.A14];&quot;, }, &quot;)" office:value-type="string" office:string-value="Dew: { &quot;index&quot;: 12, }, " calcext:value-type="string">
            <text:p>Dew: { "index": 12, }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mke</text:p>
          </table:table-cell>
          <table:table-cell table:formula="of:=COM.MICROSOFT.CONCAT(&quot;&quot;;[.B15];&quot;: { &quot;&quot;index&quot;&quot;: &quot;;[.A15];&quot;, }, &quot;)" office:value-type="string" office:string-value="Jamke: { &quot;index&quot;: 13, }, " calcext:value-type="string">
            <text:p>Jamke: { "index": 13, }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irdre</text:p>
          </table:table-cell>
          <table:table-cell table:formula="of:=COM.MICROSOFT.CONCAT(&quot;&quot;;[.B16];&quot;: { &quot;&quot;index&quot;&quot;: &quot;;[.A16];&quot;, }, &quot;)" office:value-type="string" office:string-value="Deirdre: { &quot;index&quot;: 14, }, " calcext:value-type="string">
            <text:p>Deirdre: { "index": 14, }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quesis</text:p>
          </table:table-cell>
          <table:table-cell table:formula="of:=COM.MICROSOFT.CONCAT(&quot;&quot;;[.B17];&quot;: { &quot;&quot;index&quot;&quot;: &quot;;[.A17];&quot;, }, &quot;)" office:value-type="string" office:string-value="Raquesis: { &quot;index&quot;: 15, }, " calcext:value-type="string">
            <text:p>Raquesis: { "index": 15, }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in</text:p>
          </table:table-cell>
          <table:table-cell table:formula="of:=COM.MICROSOFT.CONCAT(&quot;&quot;;[.B18];&quot;: { &quot;&quot;index&quot;&quot;: &quot;;[.A18];&quot;, }, &quot;)" office:value-type="string" office:string-value="Holin: { &quot;index&quot;: 16, }, " calcext:value-type="string">
            <text:p>Holin: { "index": 16, },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owulf</text:p>
          </table:table-cell>
          <table:table-cell table:formula="of:=COM.MICROSOFT.CONCAT(&quot;&quot;;[.B19];&quot;: { &quot;&quot;index&quot;&quot;: &quot;;[.A19];&quot;, }, &quot;)" office:value-type="string" office:string-value="Beowulf: { &quot;index&quot;: 17, }, " calcext:value-type="string">
            <text:p>Beowulf: { "index": 17, },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vin</text:p>
          </table:table-cell>
          <table:table-cell table:formula="of:=COM.MICROSOFT.CONCAT(&quot;&quot;;[.B20];&quot;: { &quot;&quot;index&quot;&quot;: &quot;;[.A20];&quot;, }, &quot;)" office:value-type="string" office:string-value="Levin: { &quot;index&quot;: 18, }, " calcext:value-type="string">
            <text:p>Levin: { "index": 18, },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lvia</text:p>
          </table:table-cell>
          <table:table-cell table:formula="of:=COM.MICROSOFT.CONCAT(&quot;&quot;;[.B21];&quot;: { &quot;&quot;index&quot;&quot;: &quot;;[.A21];&quot;, }, &quot;)" office:value-type="string" office:string-value="Sylvia: { &quot;index&quot;: 19, }, " calcext:value-type="string">
            <text:p>Sylvia: { "index": 19, },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rin</text:p>
          </table:table-cell>
          <table:table-cell table:formula="of:=COM.MICROSOFT.CONCAT(&quot;&quot;;[.B22];&quot;: { &quot;&quot;index&quot;&quot;: &quot;;[.A22];&quot;, }, &quot;)" office:value-type="string" office:string-value="Erin: { &quot;index&quot;: 20, }, " calcext:value-type="string">
            <text:p>Erin: { "index": 20, },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igid</text:p>
          </table:table-cell>
          <table:table-cell table:formula="of:=COM.MICROSOFT.CONCAT(&quot;&quot;;[.B23];&quot;: { &quot;&quot;index&quot;&quot;: &quot;;[.A23];&quot;, }, &quot;)" office:value-type="string" office:string-value="Brigid: { &quot;index&quot;: 21, }, " calcext:value-type="string">
            <text:p>Brigid: { "index": 21, }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illte</text:p>
          </table:table-cell>
          <table:table-cell table:formula="of:=COM.MICROSOFT.CONCAT(&quot;&quot;;[.B24];&quot;: { &quot;&quot;index&quot;&quot;: &quot;;[.A24];&quot;, }, &quot;)" office:value-type="string" office:string-value="Taillte: { &quot;index&quot;: 22, }, " calcext:value-type="string">
            <text:p>Taillte: { "index": 22, }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aude</text:p>
          </table:table-cell>
          <table:table-cell table:formula="of:=COM.MICROSOFT.CONCAT(&quot;&quot;;[.B25];&quot;: { &quot;&quot;index&quot;&quot;: &quot;;[.A25];&quot;, }, &quot;)" office:value-type="string" office:string-value="Claude: { &quot;index&quot;: 23, }, " calcext:value-type="string">
            <text:p>Claude: { "index": 23,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00:51:08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8-20T01:00:55.730000000</dc:date>
    <meta:editing-duration>PT9M47S</meta:editing-duration>
    <meta:editing-cycles>2</meta:editing-cycles>
    <meta:document-statistic meta:table-count="1" meta:cell-count="75" meta:object-count="0"/>
  </office:meta>
</office:document-meta>
</file>